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24pt" fo:font-weight="bold" officeooo:rsid="001b3809" officeooo:paragraph-rsid="001b380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5pt" fo:font-weight="normal" officeooo:rsid="001b3809" officeooo:paragraph-rsid="001b380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normal" officeooo:rsid="001b7cc0" officeooo:paragraph-rsid="001b7cc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1cc5ce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le flottante</text:p>
      <text:p text:style-name="P2"/>
      <text:p text:style-name="P2"/>
      <text:p text:style-name="P3">bibliographie :</text:p>
      <text:p text:style-name="P4">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41.409199293</meta:creation-date>
    <dc:date>2022-11-17T15:53:27.588790528</dc:date>
    <meta:editing-duration>PT17M5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3" meta:word-count="5" meta:character-count="31" meta:non-whitespace-character-count="29"/>
  </office:meta>
</office:document-meta>
</file>